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Interceptor.AbstractCache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Interceptor.resolveCache( CacheOperationInvocationContext &lt; O &gt;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Interceptor.extractFrom( Collection &lt; ? extends Cache &gt; cach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